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h text:outline-level="1">What Broke America
And How We Save It</text:h>
      <text:p>RickPublic – Jun 30, 2025</text:p>
      <text:h text:outline-level="2">1. The Math of Collapse</text:h>
      <text:p>In the 1970s, you could buy a home for 2× your salary. Now it’s 9×, if you’re lucky. Back then, 70% trusted the government. Now? Less than 20%. The 1% owned 10% of the wealth. Today, they own over 35%. This isn’t a downturn. It’s an extraction.</text:p>
      <text:h text:outline-level="2">2. By The Numbers</text:h>
      <text:p>Each of these numbers tell a piece of the story: of wealth extracted upward, workers dis-empowered, homes rendered unaffordable, and democratic faith eroded. The “rising tide of economic success” no longer “lifts all boats”, most are now sinking.

[Note: Metrics with emojis omitted for brevity here, will be inserted if needed later]</text:p>
      <text:h text:outline-level="2">3. Freedom’s Quiet Funeral</text:h>
      <text:p>Democracy didn’t collapse. It was hollowed out over decades. Each loss came dressed up as normal. That’s how democracies die:

1971 – Powell Memo: Corporate interests begin coordinated political influence campaigns.
1987 – Fairness Doctrine repealed: Media polarization begins, partisan infotainment, but manipulation of opinion not yet micro-targeted.
1994 – Gingrich Revolution: Political cooperation becomes weakness; scorched-earth tactics become normal.
2000 – Bush v. Gore: Supreme Court increasingly partisan, picks president, confidence in elections falters.
2010 – Citizens United: Money becomes “speech”, Billionaires and special interest groups dominate campaigns, drowning out actual citizens’ voices.
2013 – Shelby v. Holder: Key protections of the Voting Rights Act gutted, voter suppression laws follow.
2016 – Social Media: The era of targeted-disinformation, media hijacked, feeds weaponized, truth becomes relative.
2022+ Culture War Gridlock: Performative bullies replace governance, compromise vilified, scapegoats disenfranchised, media-fed dissociation and outrage-fatigue.</text:p>
      <text:h text:outline-level="2">4. When Will We Snap?</text:h>
      <text:p>Revolutions don’t begin in fury. They begin in collapse—quiet, invisible, and slow. When people stop standing tall and begin to bend under the weight of something heavier than poverty: powerlessness.

Today:
- 70% of Americans live paycheck to paycheck.
- Half the country reports serious loneliness.
- Youth suicide and depression have doubled since 2007.
- Birth rates are in freefall.

We once sent people to the moon. Now millions can’t afford insulin. Or rent. Or a future.

If you feel defeated, you are not broken—you are being broken. Not by chance. Not by your neighbor. But by those who profit from your anger at your neighbor.

They’ve rigged the system from top to bottom. Then handed you a scapegoat. They say your neighbor is the problem. But it’s not left vs. right. It’s top vs. bottom. And the moment we remember that—really remember it—everything changes.</text:p>
      <text:h text:outline-level="2">Democracy Is…</text:h>
      <text:p>Democracy isn’t war. It’s not turning on each other, like starving dogs. It’s an agreement to live together, even when we disagree. It’s compromise, civility, and cooperation.

But today’s politics has become a bloodsport: red vs. blue, rural vs. urban, elites vs. everyone. Algorithms feed the outrage. Media sells the fear. And power climbs upward while our communities disintegrate.</text:p>
      <text:h text:outline-level="2">Real Revolution Starts Locally</text:h>
      <text:p>Think before you scapegoat. The poor aren’t your enemy. Neither are immigrants, pronouns, or party lines.

Refuse the algorithm. Dismantle your echo-chamber, talk to neighbors, rescue the joy of being a physically social human.

Act locally. National politics is a circus, but your local boards/initiatives aren’t.

Vote. Protect your rights, corruption lives in the dark, demand public audits, ranked-choice ballots, and paper-trails that cannot be digitally-manipulated.

Build fair coalitions. The answer isn’t hard-left vengeance or hard-right domination. It’s moral centrism, with teeth.</text:p>
      <text:h text:outline-level="2">5. It’s Not Too Late — If We Act</text:h>
      <text:p>America is not dead, but it is very sick. No one is coming to save us. Not a billionaire. Not a party. Not a messiah.

The revolution does not need to be violent. It should be civic, communal, social. It starts in our towns, in our schools, in our homes. We must relearn how to listen, how to compromise, how to care—not just for ourselves, but for strangers who are also us.

We are the country. Not the billionaires. Not the algorithms. Us. If we choose to build instead of burn, to unite instead of inflame, we just might become the democracy we still pretend to be.

Will you rise, or just watch? And if watching, will you eventually stand, beside the heroic generations that built this country, and feel proud of what you are leaving for our children..? History will record what we did next → GroupBuild (dot-org)</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